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955cm" style:use-optimal-column-width="false"/>
    </style:style>
    <style:style style:name="co2" style:family="table-column">
      <style:table-column-properties style:column-width="4.54cm" style:use-optimal-column-width="false"/>
    </style:style>
    <style:style style:name="co3" style:family="table-column">
      <style:table-column-properties style:column-width="4.248cm" style:use-optimal-column-width="false"/>
    </style:style>
    <style:style style:name="co4" style:family="table-column">
      <style:table-column-properties style:column-width="4.257cm" style:use-optimal-column-width="false"/>
    </style:style>
    <style:style style:name="ro1" style:family="table-row">
      <style:table-row-properties style:row-height="2.243cm" style:use-optimal-row-height="false"/>
    </style:style>
    <style:style style:name="ro2" style:family="table-row">
      <style:table-row-properties style:row-height="3.485cm" style:use-optimal-row-height="false"/>
    </style:style>
    <style:style style:name="ro3" style:family="table-row">
      <style:table-row-properties style:row-height="2.453cm" style:use-optimal-row-height="false"/>
    </style:style>
    <style:style style:name="ro4" style:family="table-row">
      <style:table-row-properties style:row-height="5.082cm" style:use-optimal-row-height="false"/>
    </style:style>
    <style:style style:name="ro5" style:family="table-row">
      <style:table-row-properties style:row-height="2.259cm" style:use-optimal-row-height="false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99cm" svg:height="21.249cm" svg:x="2cm" svg:y="2.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Sensor Type </text:p>
              </table:table-cell>
              <table:table-cell>
                <text:p text:style-name="P1">Example Model</text:p>
              </table:table-cell>
              <table:table-cell>
                <text:p text:style-name="P1">Use Case</text:p>
              </table:table-cell>
              <table:table-cell>
                <text:p text:style-name="P1">Interface</text:p>
              </table:table-cell>
            </table:table-row>
            <table:table-row table:style-name="ro2" table:default-cell-style-name="ce2">
              <table:table-cell>
                <text:p text:style-name="P2">Temperature </text:p>
              </table:table-cell>
              <table:table-cell>
                <text:p text:style-name="P2">LM35 / DHT11 / DHT22</text:p>
              </table:table-cell>
              <table:table-cell>
                <text:p text:style-name="P2">Ambient temperature readings</text:p>
              </table:table-cell>
              <table:table-cell>
                <text:p text:style-name="P2">Analog/Digital</text:p>
              </table:table-cell>
            </table:table-row>
            <table:table-row table:style-name="ro3" table:default-cell-style-name="ce2">
              <table:table-cell>
                <text:p text:style-name="P2">Humidity</text:p>
              </table:table-cell>
              <table:table-cell>
                <text:p text:style-name="P2">DHT11 / DHT22</text:p>
              </table:table-cell>
              <table:table-cell>
                <text:p text:style-name="P2">Humidity monitoring</text:p>
              </table:table-cell>
              <table:table-cell>
                <text:p text:style-name="P2">Digital (1-wire)</text:p>
              </table:table-cell>
            </table:table-row>
            <table:table-row table:style-name="ro1" table:default-cell-style-name="ce2">
              <table:table-cell>
                <text:p text:style-name="P2">Gas</text:p>
              </table:table-cell>
              <table:table-cell>
                <text:p text:style-name="P2"><text:s/>MQ-2 / MQ-135 </text:p>
              </table:table-cell>
              <table:table-cell>
                <text:p text:style-name="P2">Air quality</text:p>
              </table:table-cell>
              <table:table-cell>
                <text:p text:style-name="P2">Analog</text:p>
              </table:table-cell>
            </table:table-row>
            <table:table-row table:style-name="ro2" table:default-cell-style-name="ce2">
              <table:table-cell>
                <text:p text:style-name="P2">Light</text:p>
              </table:table-cell>
              <table:table-cell>
                <text:p text:style-name="P2">LDR / BH1750</text:p>
              </table:table-cell>
              <table:table-cell>
                <text:p text:style-name="P2">Light intensity measurement</text:p>
              </table:table-cell>
              <table:table-cell>
                <text:p text:style-name="P2">Analog </text:p>
              </table:table-cell>
            </table:table-row>
            <table:table-row table:style-name="ro4" table:default-cell-style-name="ce2">
              <table:table-cell>
                <text:p text:style-name="P2">Pressure</text:p>
              </table:table-cell>
              <table:table-cell>
                <text:p text:style-name="P2">BMP180 / BMP280</text:p>
              </table:table-cell>
              <table:table-cell>
                <text:p text:style-name="P2">Atmospheric pressure &amp; temperature</text:p>
                <text:p text:style-name="P2"/>
              </table:table-cell>
              <table:table-cell>
                <text:p text:style-name="P2">I2C</text:p>
              </table:table-cell>
            </table:table-row>
            <table:table-row table:style-name="ro5" table:default-cell-style-name="ce2">
              <table:table-cell>
                <text:p text:style-name="P2">Motion</text:p>
              </table:table-cell>
              <table:table-cell>
                <text:p text:style-name="P2"><text:s/>PIR Sensor</text:p>
              </table:table-cell>
              <table:table-cell>
                <text:p text:style-name="P2">Detect human motion</text:p>
              </table:table-cell>
              <table:table-cell>
                <text:p text:style-name="P2">Digital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9T09:03:36.316604391</meta:creation-date>
    <dc:date>2025-04-19T09:18:20.979010011</dc:date>
    <meta:editing-duration>PT4M34S</meta:editing-duration>
    <meta:editing-cycles>1</meta:editing-cycles>
    <meta:document-statistic meta:object-count="1"/>
    <meta:generator>LibreOffice/7.3.7.2$Linux_X86_64 LibreOffice_project/30$Build-2</meta:generator>
  </office:meta>
</office:document-meta>
</file>